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onacoRegular, 'Courier New', monospace"/>
    <style:font-face style:name="Noto Sans" svg:font-family="'Noto Sans'" style:font-family-generic="system" style:font-pitch="variable"/>
    <style:font-face style:name="Söhne Mono" svg:font-family="'Söhne Mono', Monaco, 'Andale Mono', 'Ubuntu Mono', monospac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officeooo:paragraph-rsid="000ae491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officeooo:paragraph-rsid="000ae491" fo:background-color="#f7f7f7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officeooo:rsid="000ae491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officeooo:rsid="000ae491" officeooo:paragraph-rsid="000ae491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normal" officeooo:rsid="000c473a" officeooo:paragraph-rsid="000c473a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bold" officeooo:rsid="000ae491" officeooo:paragraph-rsid="000ae491" style:font-weight-asian="bold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bold" officeooo:paragraph-rsid="000ae491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Monaco" fo:font-size="9pt" fo:letter-spacing="normal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1e50" loext:opacity="100%" style:font-name="Monaco" fo:font-size="9pt" fo:letter-spacing="normal" fo:font-style="normal" fo:font-weight="normal" fo:background-color="#f7f7f7" loext:padding-left="0.265cm" loext:padding-right="0cm" loext:padding-top="0.049cm" loext:padding-bottom="0.049cm" loext:border-left="0.06pt solid #939393" loext:border-right="none" loext:border-top="1.5pt solid #ffffff" loext:border-bottom="1.5pt solid #ffffff"/>
    </style:style>
    <style:style style:name="T1" style:family="text">
      <style:text-properties fo:color="#000000" loext:opacity="100%" style:font-name="inherit" loext:padding="0cm" loext:border="none"/>
    </style:style>
    <style:style style:name="T2" style:family="text">
      <style:text-properties fo:color="#000000" loext:opacity="100%" style:font-name="inherit" officeooo:rsid="000ae491" loext:padding="0cm" loext:border="none"/>
    </style:style>
    <style:style style:name="T3" style:family="text">
      <style:text-properties fo:color="#ce0000" loext:opacity="100%" style:font-name="inherit" loext:padding="0cm" loext:border="none"/>
    </style:style>
    <style:style style:name="T4" style:family="text">
      <style:text-properties fo:color="#ce0000" loext:opacity="100%" style:font-name="inherit" officeooo:rsid="000ae491" loext:padding="0cm" loext:border="none"/>
    </style:style>
    <style:style style:name="T5" style:family="text">
      <style:text-properties officeooo:rsid="000ae491"/>
    </style:style>
    <style:style style:name="T6" style:family="text">
      <style:text-properties officeooo:rsid="000ae491" style:font-weight-asian="bold" style:font-weight-complex="bold"/>
    </style:style>
    <style:style style:name="T7" style:family="text">
      <style:text-properties officeooo:rsid="000c4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unior Jay Python Packages Install Guide </text:p>
      <text:p text:style-name="P7"/>
      <text:p text:style-name="P7">Steps to install dlib</text:p>
      <text:p text:style-name="P5">(according to: <text:a xlink:type="simple" xlink:href="https://pyimagesearch.com/2017/03/27/how-to-install-dlib/" text:style-name="Internet_20_link" text:visited-style-name="Visited_20_Internet_20_Link">https://pyimagesearch.com/2017/03/27/how-to-install-dlib/</text:a>)</text:p>
      <text:p text:style-name="P1"/>
      <text:p text:style-name="P5">(install dlib pre-reqs)</text:p>
      <text:p text:style-name="P1">sudo apt-get install build-essential cmake</text:p>
      <text:p text:style-name="P10"><text:span text:style-name="T2">s</text:span><text:span text:style-name="T1">udo apt-get install libgtk-</text:span><text:span text:style-name="T4">3</text:span><text:span text:style-name="T1">-dev</text:span></text:p>
      <text:p text:style-name="P1"><text:span text:style-name="T5">s</text:span>udo apt-get install libboost-all-dev</text:p>
      <text:p text:style-name="P4"/>
      <text:p text:style-name="P5">(create virtual environment)</text:p>
      <text:p text:style-name="P9">python3 -m venv venv</text:p>
      <text:p text:style-name="P1">source venv/bin/activate</text:p>
      <text:p text:style-name="P1"/>
      <text:p text:style-name="P1">pip install numpy</text:p>
      <text:p text:style-name="P3">pip install scipy</text:p>
      <text:p text:style-name="P2"><text:span text:style-name="T5">p</text:span>ip install <text:span text:style-name="T5">s</text:span>cikit-image</text:p>
      <text:p text:style-name="P1"/>
      <text:p text:style-name="P5">pip install dlib (this can take a loooong time, just wait)</text:p>
      <text:p text:style-name="P5"/>
      <text:p text:style-name="P8"><text:span text:style-name="T6">Install other required packages</text:span></text:p>
      <text:p text:style-name="P2">pip install imutils </text:p>
      <text:p text:style-name="P2"><text:span text:style-name="T5">pip install </text:span>opencv-python </text:p>
      <text:p text:style-name="P2"><text:span text:style-name="T5">pip install </text:span>serial </text:p>
      <text:p text:style-name="P2"><text:span text:style-name="T5">pip install </text:span>argparse </text:p>
      <text:p text:style-name="P2"><text:span text:style-name="T5">pip install </text:span>mediapipe </text:p>
      <text:p text:style-name="P2"><text:span text:style-name="T5">pip install </text:span>utils </text:p>
      <text:p text:style-name="P2"><text:span text:style-name="T5">pip install </text:span>pygame</text:p>
      <text:p text:style-name="P2">sudo apt-get install libcap-dev <text:span text:style-name="T7">(req for picamera2)</text:span></text:p>
      <text:p text:style-name="P6">pip install picamera2</text:p>
      <text:p text:style-name="P6"/>
      <text:p text:style-name="P7">In VSCode, change interpreter path to venv</text:p>
      <text:p text:style-name="P5">In VSCode, hit Ctrl+Shift+P then type “Python: Select Interpreter” and enter the following path to the venv: /home/juniorjay/venv/bin/python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onacoRegular, 'Courier New', monospace"/>
    <style:font-face style:name="Noto Sans" svg:font-family="'Noto Sans'" style:font-family-generic="system" style:font-pitch="variable"/>
    <style:font-face style:name="Söhne Mono" svg:font-family="'Söhne Mono', Monaco, 'Andale Mono', 'Ubuntu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1:58:14.869597657</meta:creation-date>
    <dc:date>2024-03-26T23:51:37.085183113</dc:date>
    <meta:editing-duration>PT1H53M24S</meta:editing-duration>
    <meta:editing-cycles>2</meta:editing-cycles>
    <meta:generator>LibreOffice/7.4.7.2$Linux_AARCH64 LibreOffice_project/40$Build-2</meta:generator>
    <meta:document-statistic meta:table-count="0" meta:image-count="0" meta:object-count="0" meta:page-count="1" meta:paragraph-count="26" meta:word-count="118" meta:character-count="887" meta:non-whitespace-character-count="788"/>
  </office:meta>
</office:document-meta>
</file>